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Times" svg:font-family="Times, serif"/>
  </office:font-face-decls>
  <office:automatic-styles>
    <style:style style:name="P1" style:family="paragraph" style:parent-style-name="Standard">
      <style:paragraph-properties fo:line-height="200%"/>
      <style:text-properties officeooo:rsid="00178a75" officeooo:paragraph-rsid="000402a7"/>
    </style:style>
    <style:style style:name="P2" style:family="paragraph" style:parent-style-name="Standard">
      <style:paragraph-properties fo:line-height="200%" fo:text-align="center" style:justify-single-word="false"/>
      <style:text-properties fo:font-style="italic" officeooo:rsid="00262357" officeooo:paragraph-rsid="00262357" style:font-style-asian="italic" style:font-style-complex="italic"/>
    </style:style>
    <style:style style:name="P3" style:family="paragraph" style:parent-style-name="Standard">
      <style:paragraph-properties fo:line-height="200%" fo:text-align="start" style:justify-single-word="false"/>
      <style:text-properties fo:font-style="italic" officeooo:rsid="000402a7" officeooo:paragraph-rsid="000402a7" style:font-style-asian="italic" style:font-style-complex="italic"/>
    </style:style>
    <style:style style:name="P4" style:family="paragraph" style:parent-style-name="Standard">
      <style:paragraph-properties fo:line-height="200%" fo:text-align="start" style:justify-single-word="false"/>
      <style:text-properties fo:font-style="italic" officeooo:rsid="000402a7" officeooo:paragraph-rsid="001c90a3" style:font-style-asian="italic" style:font-style-complex="italic"/>
    </style:style>
    <style:style style:name="P5" style:family="paragraph" style:parent-style-name="Text_20_body">
      <style:paragraph-properties fo:margin-left="0in" fo:margin-right="0in" fo:margin-top="0.1665in" fo:margin-bottom="0in" style:contextual-spacing="false" fo:line-height="200%" fo:text-align="center" style:justify-single-word="false" fo:text-indent="0in" style:auto-text-indent="false" fo:break-before="page" style:writing-mode="lr-tb"/>
      <style:text-properties fo:font-variant="normal" fo:text-transform="none" fo:color="#000000" loext:opacity="100%" style:text-line-through-style="none" style:text-line-through-type="none" style:font-name="Times" fo:font-size="12pt" fo:font-style="normal" style:text-underline-style="none" fo:font-weight="normal" officeooo:rsid="0022bf89" officeooo:paragraph-rsid="002386bb" style:text-blinking="false" fo:background-color="transparent" style:font-style-asian="normal" style:font-style-complex="normal"/>
    </style:style>
    <style:style style:name="P6" style:family="paragraph" style:parent-style-name="Text_20_body">
      <style:paragraph-properties fo:margin-left="0in" fo:margin-right="0in" fo:margin-top="0.1665in" fo:margin-bottom="0in" style:contextual-spacing="false" fo:line-height="200%" fo:text-indent="0in" style:auto-text-indent="false" style:writing-mode="lr-tb"/>
      <style:text-properties fo:font-variant="normal" fo:text-transform="none" fo:color="#000000" loext:opacity="100%" style:text-line-through-style="none" style:text-line-through-type="none" style:font-name="Times" fo:font-size="12pt" fo:font-style="normal" style:text-underline-style="none" fo:font-weight="normal" officeooo:rsid="0022bf89" officeooo:paragraph-rsid="0025d57f" style:text-blinking="false" fo:background-color="transparent" style:font-style-asian="normal" style:font-style-complex="normal"/>
    </style:style>
    <style:style style:name="P7" style:family="paragraph" style:parent-style-name="Standard">
      <style:paragraph-properties fo:line-height="200%"/>
      <style:text-properties fo:font-style="normal" officeooo:rsid="0028dcee" officeooo:paragraph-rsid="002386bb" style:font-style-asian="normal" style:font-style-complex="normal"/>
    </style:style>
    <style:style style:name="P8" style:family="paragraph" style:parent-style-name="Standard">
      <style:paragraph-properties fo:line-height="200%" fo:text-align="start" style:justify-single-word="false"/>
      <style:text-properties fo:font-style="normal" officeooo:rsid="001bc02c" officeooo:paragraph-rsid="00248a91" style:font-style-asian="normal" style:font-style-complex="normal"/>
    </style:style>
    <style:style style:name="T1" style:family="text">
      <style:text-properties officeooo:rsid="00013b04"/>
    </style:style>
    <style:style style:name="T2" style:family="text">
      <style:text-properties officeooo:rsid="000402a7"/>
    </style:style>
    <style:style style:name="T3" style:family="text">
      <style:text-properties fo:font-style="normal" officeooo:rsid="00271364" style:font-style-asian="normal" style:font-style-complex="normal"/>
    </style:style>
    <style:style style:name="T4" style:family="text">
      <style:text-properties fo:font-style="normal" officeooo:rsid="00262357" style:font-style-asian="normal" style:font-style-complex="normal"/>
    </style:style>
    <style:style style:name="T5" style:family="text">
      <style:text-properties fo:font-style="normal" officeooo:rsid="000a9cbc" style:font-style-asian="normal" style:font-style-complex="normal"/>
    </style:style>
    <style:style style:name="T6" style:family="text">
      <style:text-properties fo:font-style="normal" officeooo:rsid="000bbdd1" style:font-style-asian="normal" style:font-style-complex="normal"/>
    </style:style>
    <style:style style:name="T7" style:family="text">
      <style:text-properties fo:font-style="normal" officeooo:rsid="000811a6" style:font-style-asian="normal" style:font-style-complex="normal"/>
    </style:style>
    <style:style style:name="T8" style:family="text">
      <style:text-properties officeooo:rsid="000811a6"/>
    </style:style>
    <style:style style:name="T9" style:family="text">
      <style:text-properties officeooo:rsid="000a9cbc"/>
    </style:style>
    <style:style style:name="T10" style:family="text">
      <style:text-properties fo:font-style="normal" officeooo:rsid="000d0a0d" style:font-style-asian="normal" style:font-style-complex="normal"/>
    </style:style>
    <style:style style:name="T11" style:family="text">
      <style:text-properties fo:font-style="normal" officeooo:rsid="000dcbcb" style:font-style-asian="normal" style:font-style-complex="normal"/>
    </style:style>
    <style:style style:name="T12" style:family="text">
      <style:text-properties officeooo:rsid="000dcbcb"/>
    </style:style>
    <style:style style:name="T13" style:family="text">
      <style:text-properties fo:font-style="normal" officeooo:rsid="000ef941" style:font-style-asian="normal" style:font-style-complex="normal"/>
    </style:style>
    <style:style style:name="T14" style:family="text">
      <style:text-properties officeooo:rsid="000ef941"/>
    </style:style>
    <style:style style:name="T15" style:family="text">
      <style:text-properties fo:font-style="normal" officeooo:rsid="0010616b" style:font-style-asian="normal" style:font-style-complex="normal"/>
    </style:style>
    <style:style style:name="T16" style:family="text">
      <style:text-properties officeooo:rsid="0010616b"/>
    </style:style>
    <style:style style:name="T17" style:family="text">
      <style:text-properties fo:font-style="normal" officeooo:rsid="0015e74e" style:font-style-asian="normal" style:font-style-complex="normal"/>
    </style:style>
    <style:style style:name="T18" style:family="text">
      <style:text-properties officeooo:rsid="0015e74e"/>
    </style:style>
    <style:style style:name="T19" style:family="text">
      <style:text-properties fo:font-style="normal" officeooo:rsid="00175bdf" style:font-style-asian="normal" style:font-style-complex="normal"/>
    </style:style>
    <style:style style:name="T20" style:family="text">
      <style:text-properties fo:font-style="normal" officeooo:rsid="00176705" style:font-style-asian="normal" style:font-style-complex="normal"/>
    </style:style>
    <style:style style:name="T21" style:family="text">
      <style:text-properties fo:font-style="normal" officeooo:rsid="0019545a" style:font-style-asian="normal" style:font-style-complex="normal"/>
    </style:style>
    <style:style style:name="T22" style:family="text">
      <style:text-properties fo:font-style="normal" officeooo:rsid="001c45b9" style:font-style-asian="normal" style:font-style-complex="normal"/>
    </style:style>
    <style:style style:name="T23" style:family="text">
      <style:text-properties officeooo:rsid="001c90a3"/>
    </style:style>
    <style:style style:name="T24" style:family="text">
      <style:text-properties fo:font-style="normal" officeooo:rsid="001c90a3" style:font-style-asian="normal" style:font-style-complex="normal"/>
    </style:style>
    <style:style style:name="T25" style:family="text">
      <style:text-properties fo:font-style="normal" officeooo:rsid="001cf049" style:font-style-asian="normal" style:font-style-complex="normal"/>
    </style:style>
    <style:style style:name="T26" style:family="text">
      <style:text-properties fo:font-style="normal" officeooo:rsid="001e9995" style:font-style-asian="normal" style:font-style-complex="normal"/>
    </style:style>
    <style:style style:name="T27" style:family="text">
      <style:text-properties fo:font-style="normal" officeooo:rsid="001effde" style:font-style-asian="normal" style:font-style-complex="normal"/>
    </style:style>
    <style:style style:name="T28" style:family="text">
      <style:text-properties fo:font-style="normal" officeooo:rsid="0020965d" style:font-style-asian="normal" style:font-style-complex="normal"/>
    </style:style>
    <style:style style:name="T29" style:family="text">
      <style:text-properties fo:font-style="normal" officeooo:rsid="0022bf89" style:font-style-asian="normal" style:font-style-complex="normal"/>
    </style:style>
    <style:style style:name="T30" style:family="text">
      <style:text-properties officeooo:rsid="0022bf89"/>
    </style:style>
    <style:style style:name="T31" style:family="text">
      <style:text-properties fo:font-style="italic" style:font-style-asian="italic" style:font-style-complex="italic"/>
    </style:style>
    <style:style style:name="T32" style:family="text">
      <style:text-properties fo:font-style="italic" officeooo:rsid="0022bf89" style:font-style-asian="italic" style:font-style-complex="italic"/>
    </style:style>
    <style:style style:name="T33" style:family="text">
      <style:text-properties officeooo:rsid="0022bf89"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rhanuddin Mogul</text:p>
      <text:p text:style-name="P1">Hist 390 101</text:p>
      <text:p text:style-name="P1">Dr. Scott L. Kent</text:p>
      <text:p text:style-name="P1"><text:span text:style-name="T1">1</text:span><text:span text:style-name="T2">2 November</text:span> 2024</text:p>
      <text:p text:style-name="P2"><text:span text:style-name="T3">Depiction of World War One in </text:span>1917</text:p>
      <text:p text:style-name="P3"><text:span text:style-name="T4"><text:line-break/><text:tab/></text:span><text:span text:style-name="T5">World War One was characterized greatly through the use of trenches in almost every battle </text:span><text:span text:style-name="T6">across the Western Front</text:span><text:span text:style-name="T5">. </text:span><text:span text:style-name="T6">Networks of trenches spanning hundreds of miles became both a sanctuary and a nightmare for the soldiers. </text:span><text:span text:style-name="T7">The movie</text:span><text:span text:style-name="T8"> 1917</text:span><text:span text:style-name="T7"> followed the story of a soldier in the British army, Lance Corporal William Schofield, and his harrowing journey to stop the attack that would have killed many British soldiers. The film is shot in two continuous scenes, giving a level of immersion not often found in films, and giving a</text:span><text:span text:style-name="T5">n impactful </text:span><text:span text:style-name="T7">perspective </text:span><text:span text:style-name="T5">on</text:span><text:span text:style-name="T7"> the life of soldiers in the trenches. </text:span><text:span text:style-name="T5">Like the other films viewed this semester, </text:span><text:span text:style-name="T9">1917</text:span><text:span text:style-name="T5"> gave us an insightful perspective on the physically </text:span><text:span text:style-name="T10">conditions </text:span><text:span text:style-name="T5">and psychological toll on World War One soldiers like William Schofield, but with the use of modern technology, it also created a sense of immersion not felt in the earlier films.</text:span></text:p>
      <text:p text:style-name="P3"><text:span text:style-name="T5"><text:tab/></text:span><text:span text:style-name="T10">The film depicts life in the trenches in a similar light as the films viewed earlier in the semester. </text:span><text:span text:style-name="T11">Like the film </text:span><text:span text:style-name="T12">All Quiet on The Western Front</text:span><text:span text:style-name="T11"> directed by Lewis Milestone, </text:span><text:span text:style-name="T12">1917</text:span><text:span text:style-name="T11"> also shows the crowded and stuffed nature of the trenches. In </text:span><text:span text:style-name="T12">All Quiet on The Western Front</text:span><text:span text:style-name="T11">, we see soldiers running into each other while trying </text:span><text:soft-page-break/><text:span text:style-name="T11">to get into position as there is not enough space (</text:span><text:span text:style-name="T12">All Quiet on The Western Front</text:span><text:span text:style-name="T11"> 00:42:00). In </text:span><text:span text:style-name="T12">1917</text:span><text:span text:style-name="T11"> we see a similar sequence, but this is when William Schofield and Thomas Blake are trying to get to no man’s land, there is no space for them to walk freely and are constantly bumping into fellow soldiers (</text:span><text:span text:style-name="T12">1917</text:span><text:span text:style-name="T11"> 00:10:00). </text:span><text:span text:style-name="T13">The film </text:span><text:span text:style-name="T14">Paths of Glory</text:span><text:span text:style-name="T13"> depicts Colonel Dax and his men charging into no man's land in the middle of a battler, constantly falling into puddles and running over dead bodies (</text:span><text:span text:style-name="T14">Paths of Glory</text:span><text:span text:style-name="T13"> 00:29:50). In </text:span><text:span text:style-name="T14">1917</text:span><text:span text:style-name="T13"> William Schofield and Thomas Blake are both seen discreetly traversing the land, but also avoiding puddles and going over dead bodies (</text:span><text:span text:style-name="T14">1917 </text:span><text:span text:style-name="T13">00:18:30). There is a constant depiction of dirt, mud, grime, blood and flesh throughout all of these films. </text:span><text:span text:style-name="T14">1917</text:span><text:span text:style-name="T13"> is able to use modern effects to and technology to make these aspects of life as a soldier more vivid and gruesome than seen in the previous films. Later in the film, William Schofield has to swim through a pile of decomposing German bodies (</text:span><text:span text:style-name="T14">1917</text:span><text:span text:style-name="T13"> 01:27:00). This scene shows how even through some horrible conditions and scenarios, soldiers had to push through and do things that normally would be avoided at all costs. The physical conditions in 1917 that were portrayed were gruesome and dirty, completely throwing away any </text:span><text:span text:style-name="T15">romanticized notions of war that are seen throughout the film </text:span><text:span text:style-name="T16">Wings</text:span><text:span text:style-name="T15">. The film makes it clear in every scene that this war was physically abusive on the soldiers who served in it.</text:span></text:p>
      <text:p text:style-name="P4"><text:span text:style-name="T17"><text:tab/>Another realistic depiction of the film </text:span><text:span text:style-name="T18">1917</text:span><text:span text:style-name="T17"> was that of the psychological toll taking place on the soldiers, specifically William Schofield. There are both subtle </text:span><text:soft-page-break/><text:span text:style-name="T17">and more dramatic instances where the viewer gets an understanding of the psychological state of William. The most evident example of this is after the death of Thomas Blake, where William sits in complete silence, traumatized by the sudden loss of his friend and companion (</text:span><text:span text:style-name="T18">1917</text:span><text:span text:style-name="T17"> 00:4</text:span><text:span text:style-name="T19">7</text:span><text:span text:style-name="T17">:00). A similar portrayal of psychological trauma can be seen in </text:span><text:span text:style-name="T18">All Quiet on The Western Front</text:span><text:span text:style-name="T17"> when Paul kills a French soldier in a shell hole and breaks down from the guilt (</text:span><text:span text:style-name="T18">All Quiet on The Western Front</text:span><text:span text:style-name="T17"> 01:1</text:span><text:span text:style-name="T20">6</text:span><text:span text:style-name="T17">:</text:span><text:span text:style-name="T20">50</text:span><text:span text:style-name="T17">). </text:span><text:span text:style-name="T20">Unlike the other films, t</text:span><text:span text:style-name="T17">he </text:span><text:span text:style-name="T20">use of a </text:span><text:span text:style-name="T17">continuous shot in </text:span><text:span text:style-name="T18">1917</text:span><text:span text:style-name="T17"> allows us to see William's mental state </text:span><text:span text:style-name="T21">progressively </text:span><text:span text:style-name="T17">deteriorate as the film progresses, particularly visible during his journey through Écoust (</text:span><text:span text:style-name="T18">1917</text:span><text:span text:style-name="T17"> 01:</text:span><text:span text:style-name="T22">08</text:span><text:span text:style-name="T17">:00).</text:span></text:p>
      <text:p text:style-name="P4"><text:span text:style-name="T23">Paths of Glory</text:span><text:span text:style-name="T24"> shows us paranoid and fear ridden soldiers during the siege on the ant-hill</text:span><text:span text:style-name="T17"> </text:span><text:span text:style-name="T24">but in </text:span><text:span text:style-name="T23">1917 </text:span><text:span text:style-name="T24">we this on a more detailed scale as it focuses specifically on William </text:span><text:span text:style-name="T17">(</text:span><text:span text:style-name="T18">Paths of Glory</text:span><text:span text:style-name="T17"> 00:</text:span><text:span text:style-name="T25">33</text:span><text:span text:style-name="T17">:00). The weight of war on soldiers' minds is further shown when William encounters a group of exhausted troops by the river, silently listening to a soldier sing (</text:span><text:span text:style-name="T18">1917</text:span><text:span text:style-name="T17"> 01:</text:span><text:span text:style-name="T26">30</text:span><text:span text:style-name="T17">:</text:span><text:span text:style-name="T26">40</text:span><text:span text:style-name="T17">). </text:span><text:span text:style-name="T26">William is completely drained and feels defected, he sits there just listening and taking it all in. Only once he realized he is with the group he was sent to inform does he seem to get some life back in him.</text:span><text:span text:style-name="T17"> Perhaps the most powerful display of psychological trauma is when William must tell Blake's brother about his death (</text:span><text:span text:style-name="T18">1917</text:span><text:span text:style-name="T17"> 01:</text:span><text:span text:style-name="T27">4</text:span><text:span text:style-name="T17">5:00). The pain and guilt in William's eyes during this scene show how the psychological effects of war extend beyond just combat experience. </text:span><text:span text:style-name="T27">Not only do we see it in William, but we also see it in Lieutenant Joseph Blake as well, to hear of the death of his younger brother but know that he </text:span><text:soft-page-break/><text:span text:style-name="T27">must stay strong and carry on as he is a soldier and his men rely on him. </text:span><text:span text:style-name="T17">Through these scenes, </text:span><text:span text:style-name="T18">1917</text:span><text:span text:style-name="T17"> makes it clear that the war's impact on soldiers' minds was just as devastating as its physical toll, </text:span><text:span text:style-name="T28">if not more</text:span></text:p>
      <text:p text:style-name="P4"><text:span text:style-name="T17"><text:tab/></text:span><text:span text:style-name="T29">After viewing </text:span><text:span text:style-name="T30">1917</text:span><text:span text:style-name="T29"> for the first time it became very evident as to why this film won so many awards. The depictions of the war were visceral and heartbreaking. Seeing William Schofield's set off on a journey he wanted nothing to do with to seeing him deliver the news of Thomas’s death to his brother kept me glued to the screen. There was always an atmosphere of not knowing throughout the film, will they make it, will they successfully stop the attack, was it all for naught, and many other questions kept arising. This film was able to depict the feeling of not knowing so well, that the viewer can attain some understanding of what it meant to be a soldier on the front lines, just trying to carry out an order. Other films viewed during this semester were similarly able to depict the horrors of war, but </text:span><text:span text:style-name="T30">1917</text:span><text:span text:style-name="T29"> had to benefit of being made in the twenty-first century, with the technology and years of filmmaking knowledge to convey what serving in World War One may have felt like. </text:span></text:p>
      <text:p text:style-name="P5">Works Cited</text:p>
      <text:p text:style-name="P6">Lewis Milestone <text:s/><text:span text:style-name="T31">All Quiet on the Western Front. </text:span>Universal Pictures, 1930.</text:p>
      <text:p text:style-name="P7"><text:span text:style-name="T30">d’Arrast, Harry D’abbadie, and William A. Wellman. </text:span><text:span text:style-name="T32">Wings</text:span><text:span text:style-name="T30">. Paramount Pictures, <text:tab/>1927.</text:span></text:p>
      <text:p text:style-name="P8"><text:span text:style-name="T30">Kubrick, Stanley,, et al. Paths of Glory. Santa Monica, CA, MGM Home Entertainment, <text:tab/>1999.</text:span></text:p>
      <text:p text:style-name="P8">Mendes, Sam, director. <text:span text:style-name="T31">1917</text:span>. Performances by George MacKay and Dean-Charles <text:tab/>Chapman, Universal Pictures, 2019.</text:p>
      <text:p text:style-name="P8"><text:span text:style-name="T3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Times" svg:font-family="Time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22bf89" officeooo:paragraph-rsid="0022bf8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3T12:09:11.189214058</meta:creation-date>
    <dc:date>2024-11-13T16:23:19.418193933</dc:date>
    <meta:editing-duration>PT1H40M43S</meta:editing-duration>
    <meta:editing-cycles>29</meta:editing-cycles>
    <meta:generator>LibreOffice/24.8.2.1$Linux_X86_64 LibreOffice_project/480$Build-1</meta:generator>
    <meta:document-statistic meta:table-count="0" meta:image-count="0" meta:object-count="0" meta:page-count="5" meta:paragraph-count="16" meta:word-count="1082" meta:character-count="6263" meta:non-whitespace-character-count="5187"/>
  </office:meta>
</office:document-meta>
</file>